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f7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video de una Toma publicitaria cinematográfica, de estilo realista y onírico. Un rey majestuoso con túnicas reales <text:s/>abre enormes puertas doradas y ornamentadas <text:s/>de un jardín para revelar un jardín oculto y encantado. Al abrirse las puertas, un intenso resplandor dorado, casi religioso, ilumina la escena. Dentro del jardín, hay enormes manzanos repletos de manzanas gigantescas y vibrantes en brillantes tonos rojos, verdes y amarillos. La iluminación es etérea con suaves rayos divinos. En primer plano, una elegante tipografía dorada aparece en la pantalla con la leyenda "Apfel Krönig". 4k, gran detalle, atmósfera mágica, colores vibran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09:27:22.554801900</meta:creation-date>
    <dc:date>2026-03-03T20:33:16.511469400</dc:date>
    <meta:editing-duration>PT2M58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" meta:word-count="97" meta:character-count="648" meta:non-whitespace-character-count="550"/>
  </office:meta>
</office:document-meta>
</file>